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NN with epochs 30, kernel size[3, 5], and dropout 0.2</text:p>
      <text:p text:style-name="Standard">Compiling CNN</text:p>
      <text:p text:style-name="Standard">Training CNN</text:p>
      <text:p text:style-name="Standard">2022-08-09 01:23:34.309707: W tensorflow/core/framework/cpu_allocator_impl.cc:82] Allocation of 3141017600 exceeds 10% of free system memory.</text:p>
      <text:p text:style-name="Standard">Epoch 1/30</text:p>
      <text:p text:style-name="Standard">489/490 [============================&gt;.] - ETA: 0s - loss: 2.4271 - accuracy: 0.42922022-08-09 01:25:27.121625: W tensorflow/core/framework/cpu_allocator_impl.cc:82] Allocation of 901963776 exceeds 10% </text:p>
      <text:p text:style-name="Standard">of free system memory.</text:p>
      <text:p text:style-name="Standard">490/490 [==============================] - 110s 222ms/step - loss: 2.4270 - accuracy: 0.4292 - val_loss: 1.3045 - val_accuracy: 0.6847</text:p>
      <text:p text:style-name="Standard">Epoch 2/30</text:p>
      <text:p text:style-name="Standard">490/490 [==============================] - 102s 209ms/step - loss: 0.9643 - accuracy: 0.7172 - val_loss: 0.5653 - val_accuracy: 0.8391</text:p>
      <text:p text:style-name="Standard">Epoch 3/30</text:p>
      <text:p text:style-name="Standard">490/490 [==============================] - 104s 212ms/step - loss: 0.5227 - accuracy: 0.8449 - val_loss: 0.3641 - val_accuracy: 0.9085</text:p>
      <text:p text:style-name="Standard">Epoch 4/30</text:p>
      <text:p text:style-name="Standard">490/490 [==============================] - 104s 213ms/step - loss: 0.3860 - accuracy: 0.8841 - val_loss: 0.2903 - val_accuracy: 0.9212</text:p>
      <text:p text:style-name="Standard">Epoch 5/30</text:p>
      <text:p text:style-name="Standard">490/490 [==============================] - 102s 209ms/step - loss: 0.2710 - accuracy: 0.9172 - val_loss: 0.2443 - val_accuracy: 0.9348</text:p>
      <text:p text:style-name="Standard">Epoch 6/30</text:p>
      <text:p text:style-name="Standard">490/490 [==============================] - 104s 213ms/step - loss: 0.2272 - accuracy: 0.9326 - val_loss: 0.2099 - val_accuracy: 0.9473</text:p>
      <text:p text:style-name="Standard">Epoch 7/30</text:p>
      <text:p text:style-name="Standard">490/490 [==============================] - 104s 213ms/step - loss: 0.1949 - accuracy: 0.9389 - val_loss: 0.2054 - val_accuracy: 0.9508</text:p>
      <text:p text:style-name="Standard">Epoch 8/30</text:p>
      <text:p text:style-name="Standard">490/490 [==============================] - 104s 213ms/step - loss: 0.1470 - accuracy: 0.9562 - val_loss: 0.2662 - val_accuracy: 0.9326</text:p>
      <text:p text:style-name="Standard">Epoch 9/30</text:p>
      <text:p text:style-name="Standard">490/490 [==============================] - 106s 217ms/step - loss: 0.1277 - accuracy: 0.9636 - val_loss: 0.2425 - val_accuracy: 0.9455</text:p>
      <text:p text:style-name="Standard">Epoch 10/30</text:p>
      <text:p text:style-name="Standard">490/490 [==============================] - 108s 221ms/step - loss: 0.1293 - accuracy: 0.9625 - val_loss: 0.1817 - val_accuracy: 0.9655</text:p>
      <text:p text:style-name="Standard">Epoch 11/30</text:p>
      <text:p text:style-name="Standard">490/490 [==============================] - 104s 212ms/step - loss: 0.1680 - accuracy: 0.9560 - val_loss: 0.1594 - val_accuracy: 0.9764</text:p>
      <text:p text:style-name="Standard">Epoch 12/30</text:p>
      <text:p text:style-name="Standard">490/490 [==============================] - 111s 227ms/step - loss: 0.1071 - accuracy: 0.9702 - val_loss: 0.2048 - val_accuracy: 0.9602</text:p>
      <text:p text:style-name="Standard">Epoch 13/30</text:p>
      <text:p text:style-name="Standard">490/490 [==============================] - 104s 211ms/step - loss: 0.0957 - accuracy: 0.9721 - val_loss: 0.1470 - val_accuracy: 0.9735</text:p>
      <text:p text:style-name="Standard">Epoch 14/30</text:p>
      <text:p text:style-name="Standard"><text:soft-page-break/>490/490 [==============================] - 101s 206ms/step - loss: 0.0774 - accuracy: 0.9790 - val_loss: 0.1445 - val_accuracy: 0.9737</text:p>
      <text:p text:style-name="Standard">Epoch 15/30</text:p>
      <text:p text:style-name="Standard">490/490 [==============================] - 100s 203ms/step - loss: 0.0944 - accuracy: 0.9735 - val_loss: 0.1888 - val_accuracy: 0.9713</text:p>
      <text:p text:style-name="Standard">Epoch 16/30</text:p>
      <text:p text:style-name="Standard">490/490 [==============================] - 100s 203ms/step - loss: 0.0978 - accuracy: 0.9735 - val_loss: 0.1785 - val_accuracy: 0.9729</text:p>
      <text:p text:style-name="Standard">Epoch 17/30</text:p>
      <text:p text:style-name="Standard">490/490 [==============================] - 98s 199ms/step - loss: 0.0724 - accuracy: 0.9794 - val_loss: 0.1596 - val_accuracy: 0.9764</text:p>
      <text:p text:style-name="Standard">2022-08-09 01:53:14.513033: W tensorflow/core/framework/cpu_allocator_impl.cc:82] Allocation of 444358656 exceeds 10% of free system memory.</text:p>
      <text:p text:style-name="Standard">70/70 [==============================] - 3s 38ms/step</text:p>
      <text:p text:style-name="Standard">Test Accuracy: 0.985998193315266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9T01:53:59.490000000</dc:date>
    <meta:editing-duration>PT2S</meta:editing-duration>
    <meta:editing-cycles>1</meta:editing-cycles>
    <meta:document-statistic meta:table-count="0" meta:image-count="0" meta:object-count="0" meta:page-count="2" meta:paragraph-count="43" meta:word-count="394" meta:character-count="3125" meta:non-whitespace-character-count="2773"/>
    <meta:generator>LibreOffice/7.1.6.2$Windows_X86_64 LibreOffice_project/0e133318fcee89abacd6a7d077e292f1145735c3</meta:generator>
  </office:meta>
</office:document-meta>
</file>